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5.4354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w.name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orrect_respons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rial_inde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I went one move clockwise from 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I moved 4 spots clockwise from 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Since 4 + 1 is less than 9, you leave the result alone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Since 8 + 4 = 12, which &gt;9, you subtract 9 from the result (12-9=3)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Moved one clockwise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moved four clockwise starting at 8, 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<text:s/>5 <text:s text:c="2"/>Point the arrow at the first number then move the number of point of the second number clockwise. <text:s/>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is 8 &lt;img src=\"./images/nonagon_symbol.png\" style=\"width:14px;height:14px\"&gt; 4? Please explain in words how you go t your a nswer.</text:p>
          </table:table-cell>
          <table:table-cell/>
          <table:table-cell office:value-type="string" calcext:value-type="string">
            <text:p>3, point the arrow at the first# then move the # of points as the second numbe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noting the first number (4) on the diagram and moving clockwise the amount on the right of the equation, to get to the answer of 5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noting the first number of the equation, 8, in the diagram, then moving clockwise the number on the right in the equation, 4, to find the answer of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looked at the numeral 4 and moved one space clockwise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moved four spaces clockwis e from 8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start at <text:s/>positio n 4, move 1 place clockwise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start at 8 move 4 positions clockwise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 -- by going 1 step clockwise from 4 per the 9 symbol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 -- by going 4 steps clockwise from 8, per the 9 symbol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I added 4 and 1 and it was less than 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, because 4+1 is less than 9 so I would just add th em like <text:s/>normal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, because 8+4 is greater than 9, so I need to subtract 9 from the total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The answer is 5 because 4 plus 1 equals 5, and 5 is less than 9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 because 8 plus 4 equals 12 and 12 minus 9 equals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Start at 4, move 1 spot clockwise. The answer is 5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Start at 8 and move 4 spots clockwise. The answer is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4+1 = 5 which is less than 9 so we leave it alone and don't subtract anything.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8+4 = 12 which is more than 9 so we subtract from that and are left with 3.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; 4 + 1 is 5 and 5 is less than 9 so 5 is the answer.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; 8 + 4 = 12; subtract 9 because 12 is greater than 9 to get 3.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, 4+1 = 5, five is lower than 9 so the answer is the sum of the numbers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, 8+4 =12 whic h is greater than 9 so you must subtract 9 for the answer, 12-9=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I went over 1 clockwise from 4 to reach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went 4 points around the nonagon clockwise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I moved one spot clockwise from 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I moved four spots clockwise from 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Moving clockwise one space from 4 you get 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Moving clockwise 4 spaces from 8 you get 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Add four plus one and you get five, which is less than nine so it is the answer.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Add eight plus four and you get twelve, this is greater than nine, so you must subtract nine from twelve and you get three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5 is one location clockwise from 4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3 is four locations clockwise from 8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, because 4+1=5, and 5&lt;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at is 8 +&lt;sub&gt;9&lt;/sub&gt; 4? Please explain in words how you got your <text:s/>answer.</text:p>
          </table:table-cell>
          <table:table-cell/>
          <table:table-cell office:value-type="string" calcext:value-type="string">
            <text:p>3, because 8+4=12, and 12&gt;9, so 12-9=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<text:s/>add four <text:s/>to one, get 5, 5 is less than 9 so it is the answer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add 8 to 4 and get 12, 12 is greater than 9 so subtract 9 from it, get 3 as the answe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because don't subtract 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at is 8 +&lt;sub&gt;9&lt;/sub&gt; 4? Please explain in word s how yo u got your answer.</text:p>
          </table:table-cell>
          <table:table-cell/>
          <table:table-cell office:value-type="string" calcext:value-type="string">
            <text:p>3 because 12-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I just added four to one and that was five. Since it was not nine or larger than nine, I did not subtract nine. That left me with an answer of five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I added eight to four and that was twelve. Since twelve is larger than <text:s/>nine, I <text:s/>subtracted nine from it. That left me with an answer of three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is 4 +&lt;sub&gt;9&lt;/sub&gt; 1? Please <text:s/>explain <text:s/>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<text:s/>4+1=5 which is less than 9 so no need to subtract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 <text:s/>8+4=12 minus 9 because its greater than 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at is 4 &lt;img src=\"./images/nonagon_symbol.png\" style=\"width:14px;height:14px\"&gt; 1? P lease ex plain in words how you got your answer.</text:p>
          </table:table-cell>
          <table:table-cell/>
          <table:table-cell office:value-type="string" calcext:value-type="string">
            <text:p>I counted one space clockwise from 4 on the image.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at is 4 +&lt;sub&gt;9&lt;/sub&gt; 1? Please explain in words how you got <text:s/>your an swer.</text:p>
          </table:table-cell>
          <table:table-cell/>
          <table:table-cell office:value-type="string" calcext:value-type="string">
            <text:p>I got my answer by adding 4 and 1 and since it is less than 9 it stays the same. the answer is 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The answer is 3. I added 8 and 4. Since 12 is greater than 9 i subtract 9 from 12 which leaves the answer 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start at 4 and move 1 number clockwise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start at 8 and move 4 numbers clockwise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Since 4+1 is less than 9, the answer remains the same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 because 8+4=12 which is greater than 9, so you need to subtract 9 from the total.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: 4 plus 1 is 5; 5 is less than 9, so that is the answer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at is 8 +&lt;sub&gt;9&lt;/sub&gt; 4? Please explain in words how you got your an swer.</text:p>
          </table:table-cell>
          <table:table-cell/>
          <table:table-cell office:value-type="string" calcext:value-type="string">
            <text:p>3: 8 plus 4 is 12; since 12 is greater than 9, subtract 9 from 12 to get the answer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, add the numbers, if less than 9 leave alone, if greater than or equal to 9, subtract 9. In this case the sum is 5, that is less than 9, so leave alone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, sum the numbers, if less than 9 leave alone, if greater than or equal to 9, subtract nine. The sum is 12, that <text:s/>is great er than 9, so subtract 9, the answer is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4 plus one is smaller than 9, so the answer is 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8 plus 4 is larger than 9, so i add the two and subtract 9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4+1 = 5, which is under 9, so we leave the answer as is, which is 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8+4=12-9= 3. Becau se 8+4 is greater than 9, we take the sum and subtract 9 from it. 12-9=3 so the final answer is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hat is 4 &lt;img src=\"./images/nonagon_symbol.png\" style=\"width:14px;height:14px\"&gt; 1? <text:s/>Please e xplain in words how you got your answer.</text:p>
          </table:table-cell>
          <table:table-cell/>
          <table:table-cell office:value-type="string" calcext:value-type="string">
            <text:p>Start at 4, count one space clockwise, the answer is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Start at 8, count 4 spaces clockwise, the answer is 3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because 4+1 is 5 and 5 is less than 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 because 8+4 is 12 and 12-9 is 3.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The answer would be 5 because 1 step clockwise from 4 would be take you to the number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The answer would be 3 because 4 steps clockwise from 8 would land on 3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because it is less than 9 it stays the same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 because 8 plus 4 is 12 and then you subtract 9 which leaves 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 I added 8 and 4 and then subtracted 9.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you start on the 4 than you go clockwise one step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<text:s/>start on the 8 and go clockwise 4 steps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I started at the number 4 on the diagram and, moving clockwise, counted one number to the right, which brought me to 5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started at 8 and counted clockwise 4 numbers to reach number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 - I put the arrow on the four of the nonagram and moved clockwise one space to arrive at five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 - I put the arrow on the three and then moved four spaces to the number three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- I started at 4, then moved the arrow clockwise 1 point, and landed on 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hat is 8 &lt;img src=\"./images/nonagon_symbol.png\" st yle=\"width:14px;height:14px\"&gt; 4? Please explain in words how you got your answer.</text:p>
          </table:table-cell>
          <table:table-cell/>
          <table:table-cell office:value-type="string" calcext:value-type="string">
            <text:p>3- I started at 8 then moved the arrow clockwise 4 points to land on 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because after moving clockwise 1 from 4 you arrive at 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since 4 clockwise from 8 is 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I added 1 to 4.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added 4 to 8 on the scale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I found this answer by counting clockwise, starting from the first number, which is 4, the n counti ng down by the second number, which was 1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found this answer by starting at the first number of the problem, which is 8. Then counting clockwise by the second number of the problem, which is 4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 I used the chart and went 1 to the left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4 I used the chart.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Answer is 5. 4+1 = 5 which less than 9 so answer is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answer is 3. 8+4 = 12 minus 9 = 3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hat is 4 &lt;img src=\"./images/nonagon_symbol.png\" style=\"width:14px;height:14px\"&gt; 1? Please explain in words how <text:s/>you got <text:s/>your answer.</text:p>
          </table:table-cell>
          <table:table-cell/>
          <table:table-cell office:value-type="string" calcext:value-type="string">
            <text:p>5. I simply put the arrow on the 4 and moved it clockwise one space which lead me to the 5. 4 comes after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put the arrow on the 8 and moved it clockwise 4 spaces which led me to the 3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I started at 4 and moved 1 number clockwise to get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started at 8 and moved 4 numbers clockwise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4+1=5. Since 5 is less than 9, the answer stays at 5.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hat is 8 +&lt;sub&gt;9&lt; /sub&gt; 4? <text:s/>Please explain in words how you got your answer.</text:p>
          </table:table-cell>
          <table:table-cell/>
          <table:table-cell office:value-type="string" calcext:value-type="string">
            <text:p>3. 8+4=12. Since 12 is more than 9, subtract 9 to get 3.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<text:s/>4+1 is 5, which is less than 9 so the answer is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at <text:s/>is 8 +&lt;s ub&gt;9&lt;/sub&gt; 4? Please explain in words how you got your answer.</text:p>
          </table:table-cell>
          <table:table-cell/>
          <table:table-cell office:value-type="string" calcext:value-type="string">
            <text:p>3. 8+4 is 12 which is greater than 9, so you do 12-9 = 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I just went clockwise once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just went forward clockwise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4 plus 1 is 5 which is less than 9 so it will just be 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8 and 4 equal 12 which is higher than 9 so it will be 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 Because I moved over 1 from 4 to 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moved 4 spaces right from 8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I think it is 5 because I would be starting at 4 and moving over one spot, which would be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Because I started at 8 and moved clockwise 4 spots, which brought me <text:s/>to 3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<text:s/>I added 4 plus 1 and since it was not 9 or more I did not subtract 9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<text:s/>I added 8 plus 4 and since it was 9 or more I subtracted 9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4+1 = 5. 5 is less than 9, so the answer is 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8+4 = 12, which is more than 9. so 12-9=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I went clockwise towards the number after 4, 1 time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I went clockwise from 8, 4 spots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hat is 4 &lt;img src=\"./images/nonagon_symbol.png\" style=\"width:14px;height:14px\"&gt; 1? Please explain in words how you <text:s/>got you r answer.</text:p>
          </table:table-cell>
          <table:table-cell/>
          <table:table-cell office:value-type="string" calcext:value-type="string">
            <text:p>I started at the 4 and moved clockwise 1 position to get to 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hat is 8 &lt;img src=\"./images/nonagon_symbol.png\" style=\"width:14px;height:14px\"&gt; 4? Please explain in wor ds how y ou got your answer.</text:p>
          </table:table-cell>
          <table:table-cell/>
          <table:table-cell office:value-type="string" calcext:value-type="string">
            <text:p>I started at 8 and moved clockwise 4 spots. I ended up at 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4 + 1 equals 5, which is less than 9, and thus I used the actual number from addition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hat is 8 +&lt; sub&gt;9&lt;/s ub&gt; 4? Please explain in words how you got your answer.</text:p>
          </table:table-cell>
          <table:table-cell/>
          <table:table-cell office:value-type="string" calcext:value-type="string">
            <text:p>3. 8 plus 4 equals 12, which is greater than 9. Subtracting 9 from 12 equals 3, the answer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<text:s/>4 + 1 is 5, which is less than 9, so I don't subtract 9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<text:s/>4 + 8 is 12, which is greater than 9, so I subtract 9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 - because you start at 4 and move once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 - because you start at 8 and then move clockwise 4 times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<text:s text:c="2"/>because 4+ 1 is less than 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 because 8+4=12 so you subtract 9 because 12 is greater than 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You move one space clockwise from 4 to get to 5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You move 4 spaces clockwise from 8 to get to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hat is 4 &lt;img src=\"./images/nonagon_symbol.png\" style=\"width:14px;height:14px\"&gt; 1? Please explain in words how you <text:s/>got you r answer.</text:p>
          </table:table-cell>
          <table:table-cell/>
          <table:table-cell office:value-type="string" calcext:value-type="string">
            <text:p>5, you start at 4 and move one number clockwise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you start at 8 and move 4 spaces clockwise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because 4+1=5 and you do not have to subtract the answer from 9 because 5 is less than 9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hat is 8 +&lt;sub&gt;9&lt;/sub&gt; 4? Please explain in words how you got your answ er.</text:p>
          </table:table-cell>
          <table:table-cell/>
          <table:table-cell office:value-type="string" calcext:value-type="string">
            <text:p>3 because first, 8+4=12, then 12-9=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, because the sum is less than 9, I do not subtract 9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The number is larger than 9, therefore I subtract 9 from 12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You start by placing the arrow t o 4, tha n moving 1 number clockwise,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hat is 8 &lt;img src=\"./images/nonagon_symbol.png\" style=\"width:14px;height:14px\"&gt; <text:s/>4? Plea se explain in words how you got your answer.</text:p>
          </table:table-cell>
          <table:table-cell/>
          <table:table-cell office:value-type="string" calcext:value-type="string">
            <text:p>You start by placing the arrow to 8, than counting 4 places clockwise, to 3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I j ust coun ted up (clockwise) from 4, by 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counted clockwise from 8, by 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9 steps to zero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 4 steps after 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The sum of 4 and 1 is equal to 5. 5 is less than 9, therefore the final answer is 5.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The sum of 8 and 4 is 12. 12 is greater than 9, therefore the final answer will be the difference of 12 and 9 which is 3.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, because 4+1 equals five, and this is less than 9, so <text:s/>you don't have to do anything else to it.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, because 8+4 is 12, and because that is 9 or higher, you have to subtract 9 from it. 12-9=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I added 4+1, which equals 5. Since 5 is less than 9, it stays at 5. So the answer = 5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8+4=12. Since 12 is more than 9 I have to subtract 9. 12-9=3.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starting at 4, move on place clockwise to 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starting at 8, move 4 places clockwise to 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4 because 1 is an integer of 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2 because 4 is half of 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1 step clockwise of 4 position is 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4 steps clockwise from 8 position is 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I began at 4 and moved left 1 to 5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From 8 on the dial I mov ed left <text:s/>4 stopping at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4 + 1 = 5 since 5 is not greater than or equal to 9 we don't have to subtract 9 from the answer.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8+4=12. since 12 is greater than 9 we subtract 12 - 9 = 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4+1=5, 5 is less than 9 so we leave the answer at 5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8+4=12, 12 is more than <text:s/>9 so we <text:s/>subtract 12-9=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I started at 4 and moved left one to 5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. I started at 8 and moved 4 numbers and landed on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because 4+1=5, 5&lt;9 it is the answer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 because 8+4=12, 12&gt;9 so subtract 9 from 12. 12-9=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, i went one right of 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3, i went from 8 to 0,1,2,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 is under 6 so just leave i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12 - 6 because its over 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5. <text:s/>I started at 4 and moved one counter-clockwise using the diagram to the number five.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at is 8 &lt;img src=\"./images/nonagon_symbol.png\" style=\"width:14px;height:14px\"&gt; 4? Please expla in in wo rds how you got your answer.</text:p>
          </table:table-cell>
          <table:table-cell/>
          <table:table-cell office:value-type="string" calcext:value-type="string">
            <text:p>3. <text:s/>I started at the number 8 and moved 4 spaces counter clockwise to the number 3.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Four plus one equals 5. Because 5 is less than 9, we leave it alone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Eight plus 4 equals 12. Because 12 is greater than 9, we subtract 9 from it, which is 3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hat is 4 &lt;img src=\"./images/nonagon_symbol.png\" style=\"width:14px;height:14px\"&gt; 1? Please explain in words how you got your answer.</text:p>
          </table:table-cell>
          <table:table-cell/>
          <table:table-cell office:value-type="string" calcext:value-type="string">
            <text:p>The answer is 5. I moved 1 position clockwise to determine the answer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hat is 8 &lt;img src=\"./images/nonagon_symbol.png\" style=\"width:14px;height:14px\"&gt; 4? Please explain in words how you got your answer.</text:p>
          </table:table-cell>
          <table:table-cell/>
          <table:table-cell office:value-type="string" calcext:value-type="string">
            <text:p>The answer is 3. I moved 4 positions clockwise to determine the answer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, because 4+1 is 5 and is less than 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, because 8+4 is 12 and is greater than 9 so you have to subtract 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The answer is 5. 4 plus 1 is 5. 5 is less than 9, so the answer is 5.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8 plus 4 is 12. 12 is greater than 9, so subtract 9.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+9 on 4+1 is less than 9 so the sum stands instead of subtracting 9 from it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sum of 8+4 is greater than 9, so subtract 9 from the sum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at is 4 +&lt;sub&gt;9&lt;/sub&gt; 1? Please explain in words how you got your answer.</text:p>
          </table:table-cell>
          <table:table-cell/>
          <table:table-cell office:value-type="string" calcext:value-type="string">
            <text:p>5. 4 plus 1 is 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at is 8 +&lt;sub&gt;9&lt;/sub&gt; 4? Please explain in words how you got your answer.</text:p>
          </table:table-cell>
          <table:table-cell/>
          <table:table-cell office:value-type="string" calcext:value-type="string">
            <text:p>3. <text:s/>8 plus 4 is 12 minus 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2:20:29.657035044</dc:date>
    <meta:document-statistic meta:table-count="1" meta:cell-count="1207" meta:object-count="0"/>
    <meta:generator>LibreOffice/4.2.8.2$Linux_X86_64 LibreOffice_project/420m0$Build-2</meta:generator>
  </office:meta>
</office:document-meta>
</file>